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ap.ReadOnlyMap( Map &lt; ? extends K , ? extends V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IndexedProperty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AccessorTests.setNestedDeep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ress.Address( String city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Bean.getMy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getAndSetIndex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AbstractPropertyAccessorTests.getPropertyIntermediatePropertyIsNull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PropertyBean.getMy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Object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WildcardEnu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Consumer.setEnumValue( Enum &lt; TestEnum &gt; enu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MapPropertyWithTypeCon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PropertyAccessorTests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Arra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yWithPrimitiv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ployee.get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Valid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PropertyAccessorTests.setNumberPropertiesWithCoerc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umberPropertyBean.setMyByte( Byte my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GenericEnu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AccessorTests.isReadablePropertyNoSuch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getPropertyIntermediateProperty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PropertyBean.getMy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setMyFloat( Float my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sTes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.get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IntArrayPropertyWith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PropertyAccessorTests.setMapPropertyWithUnmodifiabl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PropertyAccessorTests.setRawMapPropertyWithNoEdito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AccessorTests.setMapPropertyWithCustomUnmodifiabl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kipReaderStub.SkipReaderStub( T ...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Unknown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.Simple( String name ,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isWritablePropert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sTester.setStringArray( String [ ] 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CollectionPropertyWithStringValueAnd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ildcardEnumConsumer.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propertyType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pertyAccessorTests.set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AccessorTests.setStringArra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ropertyAccessorTests.setGenericArra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AccessorTests.setUnknownOptional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AccessorTests.setUnknownPropertyWithPossib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pertyAccessorTests.setPrimitiv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PropertyAccessorTests.setPropertyIntermediateListIsNullWithBad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PropertyBean.setMyPrimitiveDouble( double myPrimitive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yIsReflectedImmedia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pertyAccessorTests.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pertyAccessorTests.setPrimitiveArra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Person( String name ,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Bean.getMyPrimitive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getAnotherNestedDeep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AccessorTests.setEmptyValueForPrimitiv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AccessorTests.setCollectionPropertyNonMatch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umberPropertyBean.setMyLong( Long my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NestedPropertyPolymorph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PropertyAccessorTests.isReadableProperty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Bean.getMyPrimitive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StringArrayPropertyWithCustomString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Another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ildcardEnumConsumer.setEnumValue( Enum &lt; ? &gt; enu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isWritab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AnotherPropertyIntermediateProperty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OnlyMap.put( K key , V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dOnlyMap.ReadOnl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property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pertyAccessorTests.getSimp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pertyAccessorTests.createWithNull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ReaderStub.setItems( T ...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StringArrayPropertyWithStringSpli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AccessorTests.isReadableWritableForIndex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PropertyAccessorTests.setProperty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get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cornerSpr10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Boolea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pertyAccessorTests.setPropertyValuesIgnoresInvalidNestedO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pertyAccessorTests.setMapPropert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pertyAccessorTests.setYetAnotherNes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pertyAccessorTests.setPropertyInProtectedBa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o.getList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isReadableProperty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IntArra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oo.set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er.setAutowire( Autowire autowi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StringArrayPropertyWithCustomString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ployee.setCompany( String c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CollectionPropertyWith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ropertyAccessorTests.setPrimitiveArrayPropertyLargeMatchingWithIndexSpecificEd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r13837Bean.get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setMyPrimitiveInt( int myPrimitive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IntArrayPropertyWithStringSpli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PropertyBean.setMyShort( Short my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yIntermediateListIsNullWithNo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ToObjec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Numb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pertyAccessorTests.setSimp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PropertyBean.setMyPrimitiveShort( short myPrimitive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OnlyMap.isAc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Cou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CollectionPropertyWith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umberPropertyBean.setMyPrimitiveLong( long myPrimitive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propertyTypeDescriptor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3837Bean.setSomething( final Integer somet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Enu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pertyAccessorTests.setCollectionPropertyWithInt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ddress.setCountry( Country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convert( @ Nullable Object source , @ Nullable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ListOfMaps( List &lt; Map &gt; listOfM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getMyPrimitiv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imitiveArrayProperty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pertyAccessorTests.setPropertyIntermediateListIsNull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pertyAccessorTests.getUnknown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berPropertyBean.getMy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er.get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StringPropertyWithCustomEdi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PropertyAccessorTests.getNestedDeep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pertyAccessorTests.setStringArray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pertyAccessorTests.testErrorMessageOfNested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AccessorTests.getPropertyIntermediateMapEntryIsNull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PropertyBean.getMyPrimitiv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y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PropertyBean.setMyPrimitiveByte( byte myPrimitive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getMyPrimitive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setMyDouble( Double my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sTester.setPropertie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getMy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yIntermediateProperty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dOnly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getUnknow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sTester.setIntArray( int [ ] int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setMyInteger( Integer my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setMyPrimitiveFloat( float myPrimitive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PropertyBean.getMy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ArrayPropertyTo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setAddress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ReaderStub.SkipReader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pertyAccessorTests.setPrimitiveArrayPropertyLargeMatchingWithSpecificEd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Read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pertyAccessorTests.setMapPropertyNonMatch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adOnly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PropertyBean.getMyPrimitive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IndividualValid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u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Empty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mitiveArrayBean.setArray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getAndSetIndexedPropertiesWithDirect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PropertyAccessorTests.isWritablePropertyNoSuch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cornerSpr138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AccessorTests.createPerson( String name , String city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setProperti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AccessorTests.isReadab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AccessorTests.setPropertyIntermediatePropertyIsNullWith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pertyAccessorTests.setPropertyWith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10115Bean.setProp1( String pro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AccessorTests.propertyTypeIndex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AccessorTests.setCollection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PropertyAccessorTests.setCollectionPropertyWith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umConsumer.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.setIntege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